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a39" officeooo:paragraph-rsid="001dfa39"/>
    </style:style>
    <style:style style:name="P2" style:family="paragraph" style:parent-style-name="Standard">
      <style:text-properties officeooo:rsid="001e6b10" officeooo:paragraph-rsid="001dfa39"/>
    </style:style>
    <style:style style:name="P3" style:family="paragraph" style:parent-style-name="Standard">
      <style:text-properties fo:font-weight="bold" officeooo:rsid="001dfa39" officeooo:paragraph-rsid="001dfa39" style:font-weight-asian="bold" style:font-weight-complex="bold"/>
    </style:style>
    <style:style style:name="P4" style:family="paragraph" style:parent-style-name="Standard">
      <style:text-properties fo:font-weight="bold" officeooo:rsid="0020b8b1" officeooo:paragraph-rsid="0020b8b1" style:font-weight-asian="bold" style:font-weight-complex="bold"/>
    </style:style>
    <style:style style:name="P5" style:family="paragraph" style:parent-style-name="Standard">
      <style:text-properties officeooo:rsid="0020b8b1" officeooo:paragraph-rsid="0020b8b1"/>
    </style:style>
    <style:style style:name="P6" style:family="paragraph" style:parent-style-name="Standard">
      <style:text-properties fo:font-style="italic" officeooo:rsid="0020b8b1" officeooo:paragraph-rsid="0020b8b1" style:font-style-asian="italic" style:font-style-complex="italic"/>
    </style:style>
    <style:style style:name="T1" style:family="text">
      <style:text-properties officeooo:rsid="001e6b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nction d’évaluation :</text:p>
      <text:p text:style-name="P1"/>
      <text:p text:style-name="P1">On parcourt toute la population <text:span text:style-name="T1">tant qu’on n’a pas trouvé un serpent maléfique.</text:span></text:p>
      <text:p text:style-name="P1"><text:tab/><text:span text:style-name="T1">Pour chaque serpent, on évalue son expression arithmétique :</text:span></text:p>
      <text:p text:style-name="P1"><text:tab/><text:tab/></text:p>
      <text:p text:style-name="P1"><text:tab/><text:span text:style-name="T1">Puis on vérifie si elle vaut 0x666</text:span></text:p>
      <text:p text:style-name="P1"><text:tab/><text:span text:style-name="T1">Si on trouve un serpent maléfique, on quitte la boucle et on retourne 0</text:span></text:p>
      <text:p text:style-name="P2">Si on n’a trouvé aucun serpent maléfique dans le groupe, on retourne 1</text:p>
      <text:p text:style-name="P2"/>
      <text:p text:style-name="P2"/>
      <text:p text:style-name="P2"/>
      <text:p text:style-name="P4">Tests unitaires : </text:p>
      <text:p text:style-name="P5"/>
      <text:p text:style-name="P6">int i,expect; <text:line-break/>serpent test[]={<text:line-break/><text:tab/>{"\x67\xc6\x69\x73\x51\xff\x4a\xec\x29\xcd\xba\xab\xf2\xfb\xe3\x46\x7c\xc2\x54\xf8\x1b\xe8\xe7\x8d\x76\x5a\x2e\x63\x33\x9f\xc9\x9a",660},<text:line-break/><text:tab/>{"\x66\x32\x0d\xb7\x31\x58\xa3\x5a\x25\x5d\x05\x17\x58\xe9\x5e\xd4\xab\xb2\xcd\xc6\x9b\xb4\x54\x11\x0e\x82\x74\x41\x21\x3d\xdc\x87",735},<text:line-break/><text:tab/>{"\x70\xe9\x3e\xa1\x41\xe1\xfc\x67\x3e\x01\x7e\x97\xea\xdc\x6b\x96\x8f\x38\x5c\x2a\xec\xb0\x3b\xfb\x32\xaf\x3c\x54\xec\x18\xdb\x5c",694},<text:line-break/><text:tab/>{"\x02\x1a\xfe\x43\xfb\xfa\xaa\x3a\xfb\x29\xd1\xe6\x05\x3c\x7c\x94\x75\xd8\xbe\x61\x89\xf9\x5c\xbb\xa8\x99\x0f\x95\xb1\xeb\xf1\xb3",646},<text:line-break/><text:tab/>{"\x05\xef\xf7\x00\xe9\xa1\x3a\xe5\xca\x0b\xcb\xd0\x48\x47\x64\xbd\x1f\x23\x1e\xa8\x1c\x7b\x64\xc5\x14\x73\x5a\xc5\x5e\x4b\x79\x63",MAX},<text:line-break/><text:tab/>{"\x3b\x70\x64\x24\x11\x9e\x09\xdc\xaa\xd4\xac\xf2\x1b\x10\xaf\x3b\x33\xcd\xe3\x50\x48\x47\x15\x5c\xbb\x6f\x22\x19\xba\x9b\x7d\xf5",543},<text:line-break/><text:tab/>{"\x0b\xe1\x1a\x1c\x7f\x23\xf8\x29\xf8\xa4\x1b\x13\xb5\xca\x4e\xe8\x98\x32\x38\xe0\x79\x4d\x3d\x34\xbc\x5f\x4e\x77\xfa\xcb\x6c\x05",1302},<text:line-break/><text:tab/>{"\xac\x86\x21\x2b\xaa\x1a\x55\xa2\xbe\x70\xb5\x73\x3b\x04\x5c\xd3\x36\x94\xb3\xaf\xe2\xf0\xe4\x9e\x4f\x32\x15\x49\xfd\x82\x4e\xa9",MAX},<text:line-break/><text:tab/>{"\x08\x70\xd4\xb2\x8a\x29\x54\x48\x9a\x0a\xbc\xd5\x0e\x18\xa8\x44\xac\x5b\xf3\x8e\x4c\xd7\x2d\x9b\x09\x42\xe5\x06\xc4\x33\xaf\xcd",MAX},<text:line-break/><text:tab/>{"\xa3\x84\x7f\x2d\xad\xd4\x76\x47\xde\x32\x1c\xec\x4a\xc4\x30\xf6\x20\x23\x85\x6c\xfb\xb2\x07\x04\xf4\xec\x0b\xb9\x20\xba\x86\xc3",MAX},<text:line-break/><text:tab/>{"\x3e\x05\xf1\xec\xd9\x67\x33\xb7\x99\x50\xa3\xe3\x14\xd3\xd9\x34\xf7\x5e\xa0\xf2\x10\xa8\xf6\x05\x94\x01\xbe\xb4\xbc\x44\x78\xfa",727}<text:line-break/><text:tab/>}; <text:line-break/><text:line-break/><text:tab/>for(i=0;i&lt;sizeof(test)/sizeof(serpent);i++) {<text:line-break/><text:tab/><text:tab/>expect=test[i].score; <text:line-break/><text:tab/><text:tab/>calcul(&amp;test[i]);<text:line-break/><text:tab/><text:tab/>if (expect != test[i].score) printf("error\n");<text:line-break/><text:tab/><text:tab/>else printf("Succes %d",test[i].score); <text:line-break/><text:tab/>}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00:17:04.661000000</meta:creation-date>
    <dc:date>2021-01-19T00:44:58.524000000</dc:date>
    <meta:editing-duration>PT6M16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9" meta:word-count="91" meta:character-count="2114" meta:non-whitespace-character-count="1998"/>
  </office:meta>
</office:document-meta>
</file>